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Courier New2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.VnTimeH" svg:font-family=".VnTimeH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827in" loext:contextual-spacing="false" fo:text-align="center" style:justify-single-word="false"/>
      <style:text-properties style:font-name="Cambria1" fo:font-size="28pt" fo:font-weight="bold" officeooo:rsid="00ab66d6" officeooo:paragraph-rsid="00ab66d6" style:font-size-asian="24.5pt" style:font-weight-asian="bold" style:font-size-complex="28pt" style:font-weight-complex="bold"/>
    </style:style>
    <style:style style:name="P2" style:family="paragraph" style:parent-style-name="Text_20_body">
      <style:paragraph-properties fo:margin-top="0in" fo:margin-bottom="0.0827in" loext:contextual-spacing="false" fo:text-align="center" style:justify-single-word="false"/>
      <style:text-properties style:font-name="Cambria1" fo:font-size="22pt" officeooo:rsid="00ab66d6" officeooo:paragraph-rsid="00ab66d6" style:font-size-asian="24.5pt" style:font-size-complex="28pt"/>
    </style:style>
    <style:style style:name="P3" style:family="paragraph" style:parent-style-name="Text_20_body">
      <style:paragraph-properties fo:text-align="center" style:justify-single-word="false"/>
      <style:text-properties style:font-name="Cambria1" fo:font-size="26pt" fo:language="en" fo:country="US" fo:font-style="italic" style:text-underline-style="solid" style:text-underline-width="auto" style:text-underline-color="font-color" fo:font-weight="normal" officeooo:rsid="0136fef0" officeooo:paragraph-rsid="0136fef0" style:font-size-asian="20pt" style:font-style-asian="italic" style:font-weight-asian="normal" style:font-name-complex="Cambria2" style:font-size-complex="20pt" style:font-style-complex="italic" style:font-weight-complex="normal"/>
    </style:style>
    <style:style style:name="P4" style:family="paragraph" style:parent-style-name="Standard">
      <style:paragraph-properties fo:margin-top="0in" fo:margin-bottom="0.0827in" loext:contextual-spacing="false" fo:text-align="center" style:justify-single-word="false"/>
      <style:text-properties officeooo:paragraph-rsid="008cd1fd"/>
    </style:style>
    <style:style style:name="P5" style:family="paragraph" style:parent-style-name="Standard">
      <style:paragraph-properties fo:margin-top="0in" fo:margin-bottom="0.0827in" loext:contextual-spacing="false" fo:text-align="center" style:justify-single-word="false"/>
      <style:text-properties fo:font-weight="bold" officeooo:paragraph-rsid="008cd1f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 style:master-page-name="First_20_Page">
      <style:paragraph-properties fo:text-align="center" style:justify-single-word="false" style:page-number="auto"/>
    </style:style>
    <style:style style:name="P8" style:family="paragraph" style:parent-style-name="Heading_20_1" style:master-page-name="">
      <loext:graphic-properties draw:fill="none"/>
      <style:paragraph-properties fo:margin-left="0.3118in" fo:margin-right="-0.3118in" fo:margin-top="0.2in" fo:margin-bottom="0.0799in" loext:contextual-spacing="false" fo:text-align="center" style:justify-single-word="false" fo:text-indent="-0.5618in" style:auto-text-indent="false" style:page-number="auto" fo:background-color="transparent" fo:keep-with-next="always"/>
      <style:text-properties style:font-name="Cambria1" fo:font-size="36pt" fo:language="en" fo:country="US" officeooo:rsid="0003a55e" officeooo:paragraph-rsid="0295cae0" style:font-size-asian="34pt" style:font-name-complex="Cambria2" style:font-size-complex="34pt"/>
    </style:style>
    <style:style style:name="T1" style:family="text">
      <style:text-properties style:font-name="Cambria1" fo:font-size="19pt" fo:font-weight="bold" officeooo:rsid="0003a55e" style:font-size-asian="25pt" style:font-weight-asian="bold" style:font-size-complex="25pt" style:font-weight-complex="bold"/>
    </style:style>
    <style:style style:name="T2" style:family="text">
      <style:text-properties style:font-name="Cambria1" fo:font-size="19pt" officeooo:rsid="0003a55e" style:font-size-asian="25pt" style:font-size-complex="25pt"/>
    </style:style>
    <style:style style:name="T3" style:family="text">
      <style:text-properties style:font-name="Cambria1" fo:font-size="34pt" fo:language="en" fo:country="US" fo:font-weight="bold" officeooo:rsid="02924b3e" style:font-size-asian="34pt" style:font-weight-asian="bold" style:font-name-complex="Cambria2" style:font-size-complex="34pt" style:font-weight-complex="bold"/>
    </style:style>
    <style:style style:name="T4" style:family="text">
      <style:text-properties style:font-name="Cambria1" fo:font-size="34pt" fo:language="en" fo:country="US" fo:font-weight="bold" officeooo:rsid="00034c4e" style:font-size-asian="34pt" style:font-weight-asian="bold" style:font-name-complex="Cambria2" style:font-size-complex="3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3">Hồ sơ dự thi cuộc thi sáng tạo dành cho thanh thiếu niên, nhi đồng toàn quốc lần thứ </text:span><text:span text:style-name="T4">14</text:span></text:h>
      <text:p text:style-name="P6"><text:span text:style-name="T4"/></text:p>
      <text:p text:style-name="P3">Sản phẩm:</text:p>
      <text:h text:style-name="P8" text:outline-level="1"><text:bookmark-start text:name="__RefHeading___Toc1238_2141038538"/>Hệ thống theo dõi và cảnh báo<text:line-break/>chất lượng không khí<text:bookmark-end text:name="__RefHeading___Toc1238_2141038538"/></text:h>
      <text:p text:style-name="P1"/>
      <text:p text:style-name="P2">Tác giả:</text:p>
      <text:p text:style-name="P4"><text:span text:style-name="T1">Hồ Tuấn Kiệt</text:span><text:span text:style-name="T2"> &lt;</text:span><text:a xlink:type="simple" xlink:href="mailto:tuankiet65@gmail.com" text:style-name="Internet_20_link" text:visited-style-name="Visited_20_Internet_20_Link"><text:span text:style-name="T2">tuankiet65@gmail.com</text:span></text:a><text:span text:style-name="T2">&gt;</text:span></text:p>
      <text:p text:style-name="P4"><text:span text:style-name="T2"/></text:p>
      <text:p text:style-name="P5"><text:span text:style-name="T2">Hồ sơ bao gồm:</text:span></text:p>
      <text:p text:style-name="P4"><text:span text:style-name="T2">Phiếu đăng kí tham dự cuộc thi</text:span></text:p>
      <text:p text:style-name="P4"><text:span text:style-name="T2">Sản phẩm dự thi</text:span></text:p>
      <text:p text:style-name="P4"><text:span text:style-name="T2">Bản thuyết minh sản phẩm</text:span></text:p>
      <text:p text:style-name="P4"><text:span text:style-name="T2">Đĩa CD với video hoạt động của sản phẩm và mã nguồ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Courier New2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.VnTimeH" svg:font-family=".VnTimeH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01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698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2874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name=".VnTimeH" fo:font-family=".VnTimeH" style:font-family-generic="swiss" style:font-pitch="variable" fo:font-size="15pt" fo:font-weight="bold" style:font-size-asian="15pt" style:font-weight-asian="bold" style:font-name-complex=".VnTimeH" style:font-family-complex=".VnTimeH" style:font-family-generic-complex="swiss" style:font-pitch-complex="variable" style:font-weight-complex="bold"/>
    </style:style>
    <style:style style:name="Block_20_Text" style:display-name="Block Text" style:family="paragraph" style:parent-style-name="Standard">
      <style:paragraph-properties fo:margin-left="-0.1972in" fo:margin-right="-0.0398in" fo:margin-top="0.0835in" fo:margin-bottom="0in" loext:contextual-spacing="false" fo:line-height="0.2638in" fo:text-align="justify" style:justify-single-word="false" fo:text-indent="0in" style:auto-text-indent="false">
        <style:tab-stops>
          <style:tab-stop style:position="1.6736in" style:leader-style="dotted" style:leader-text="."/>
          <style:tab-stop style:position="6.3783in" style:leader-style="dotted" style:leader-text="."/>
        </style:tab-stops>
      </style:paragraph-properties>
      <style:text-properties fo:font-size="13pt" style:font-size-asian="13pt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916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112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091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543in" style:type="center"/>
          <style:tab-stop style:position="7.309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543in" style:type="center"/>
          <style:tab-stop style:position="7.309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799in" fo:margin-bottom="0.0799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in" fo:margin-bottom="0.0799in" loext:contextual-spacing="false"/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2in" fo:margin-bottom="0.0799in" loext:contextual-spacing="false" fo:text-align="start" style:justify-single-word="false" style:page-number="auto"/>
      <style:text-properties style:font-name="Cambria" fo:font-family="Cambria" style:font-style-name="Bold" style:font-family-generic="roman" style:font-pitch="variable" fo:font-size="160%" fo:font-weight="bold" style:font-size-asian="115%" style:font-weight-asian="bold" style:font-size-complex="11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fo:font-weight="bold" style:font-weight-asian="bold"/>
    </style:style>
    <style:style style:name="WW8Num5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weight="bold" style:font-weight-asian="bold"/>
    </style:style>
    <style:style style:name="WW8Num7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2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Calibri" fo:font-family="Calibri" style:font-family-generic="swiss" style:font-pitch="variable" fo:font-weight="normal" style:font-name-asian="Calibri" style:font-family-asian="Calibri" style:font-family-generic-asian="swiss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font-style="normal" fo:font-weight="bold" style:font-style-asian="normal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color="#000000" style:font-name="Symbol" fo:font-family="Symbol" style:font-family-generic="roman" style:font-pitch="variable" fo:font-size="13pt" style:font-size-asian="13pt" style:font-name-complex="Symbol" style:font-family-complex="Symbol" style:font-family-generic-complex="roman" style:font-pitch-complex="variable" style:font-size-complex="13pt"/>
    </style:style>
    <style:style style:name="WW8Num14z1" style:family="text">
      <style:text-properties fo:color="#000000" style:font-name="Courier New1" fo:font-family="'Courier New'" style:font-family-generic="modern" fo:font-size="13pt" style:font-size-asian="13pt" style:font-name-complex="Courier New1" style:font-family-complex="'Courier New'" style:font-family-generic-complex="modern" style:font-size-complex="13pt"/>
    </style:style>
    <style:style style:name="WW8Num14z2" style:family="text">
      <style:text-properties fo:color="#000000" style:font-name="Wingdings" fo:font-family="Wingdings" style:font-pitch="variable" style:font-charset="x-symbol" fo:font-size="13pt" style:font-size-asian="13pt" style:font-name-complex="Wingdings" style:font-family-complex="Wingdings" style:font-pitch-complex="variable" style:font-charset-complex="x-symbol" style:font-size-complex="13pt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5pt" fo:font-weight="bold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2" fo:font-family="'Courier New'" style:font-family-generic="roman" style:font-pitch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374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3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374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374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03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37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374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3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98in" fo:text-indent="-0.25in" fo:margin-left="0.498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498in" fo:text-indent="-0.1252in" fo:margin-left="1.498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2.998in" fo:text-indent="-0.1252in" fo:margin-left="2.998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498in" fo:text-indent="-0.25in" fo:margin-left="3.498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498in" fo:text-indent="-0.1252in" fo:margin-left="4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-" style:num-format="1">
        <style:list-level-properties text:list-level-position-and-space-mode="label-alignment">
          <style:list-level-label-alignment text:label-followed-by="listtab" text:list-tab-stop-position="0.7272in" fo:text-indent="-0.25in" fo:margin-left="0.7272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7272in" fo:text-indent="-0.1252in" fo:margin-left="1.727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.2272in" fo:text-indent="-0.1252in" fo:margin-left="3.227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7272in" fo:text-indent="-0.1252in" fo:margin-left="4.72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Verdana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Verdana"/>
      </text:list-level-style-bullet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WW8Num8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WW8Num8z2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8z2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8z2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libri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-" style:num-format="1">
        <style:list-level-properties text:list-level-position-and-space-mode="label-alignment">
          <style:list-level-label-alignment text:label-followed-by="listtab" text:list-tab-stop-position="0.7272in" fo:text-indent="-0.25in" fo:margin-left="0.72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-" style:num-format="1">
        <style:list-level-properties text:list-level-position-and-space-mode="label-alignment">
          <style:list-level-label-alignment text:label-followed-by="listtab" text:list-tab-stop-position="0.7272in" fo:text-indent="-0.25in" fo:margin-left="0.7272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7272in" fo:text-indent="-0.1252in" fo:margin-left="1.7272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.2272in" fo:text-indent="-0.1252in" fo:margin-left="3.2272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7272in" fo:text-indent="-0.1252in" fo:margin-left="4.72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498in" fo:text-indent="-0.25in" fo:margin-left="0.498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498in" fo:text-indent="-0.1252in" fo:margin-left="1.498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2.998in" fo:text-indent="-0.1252in" fo:margin-left="2.998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498in" fo:text-indent="-0.25in" fo:margin-left="3.498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498in" fo:text-indent="-0.1252in" fo:margin-left="4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08:53:50.314813273</meta:creation-date>
    <dc:date>2016-07-22T08:56:34.453219555</dc:date>
    <meta:editing-duration>PT2M45S</meta:editing-duration>
    <meta:editing-cycles>1</meta:editing-cycles>
    <meta:document-statistic meta:table-count="0" meta:image-count="0" meta:object-count="0" meta:page-count="1" meta:paragraph-count="10" meta:word-count="71" meta:character-count="323" meta:non-whitespace-character-count="262"/>
    <meta:generator>LibreOffice/5.1.4.2$Linux_X86_64 LibreOffice_project/10m0$Build-2</meta:generator>
  </office:meta>
</office:document-meta>
</file>